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bf092" officeooo:paragraph-rsid="002bf092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28fcfc"/>
    </style:style>
    <style:style style:name="P5" style:family="paragraph" style:parent-style-name="Text_20_body">
      <style:text-properties officeooo:rsid="0025c1a8" officeooo:paragraph-rsid="0025c1a8"/>
    </style:style>
    <style:style style:name="P6" style:family="paragraph" style:parent-style-name="Heading_20_1">
      <style:text-properties officeooo:rsid="0029c648" officeooo:paragraph-rsid="0029c648"/>
    </style:style>
    <style:style style:name="P7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bf092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ea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10.6</text:span> of the textbook: <text:span text:style-name="T3">1, 4 – 9, 13, 14</text:span>.</text:p>
        <text:p text:style-name="Text_20_body">For reference, the text of the problems are duplicated below. </text:p>
        <text:p text:style-name="Text_20_body"/>
      </text:section>
      <text:section text:style-name="Sect2" text:name="Answer Section">
        <text:h text:style-name="P4" text:outline-level="1">Answer Key</text:h>
        <text:p text:style-name="P5">5. 0.18</text:p>
        <text:p text:style-name="P5">6. 0.09</text:p>
        <text:p text:style-name="P5">7. 0.712</text:p>
        <text:p text:style-name="P5">21. 24%</text:p>
        <text:p text:style-name="P5">22. 38 students</text:p>
        <text:p text:style-name="P5">23. 90 students</text:p>
      </text:section>
      <text:section text:style-name="Sect1" text:name="Feedback Section">
        <text:h text:style-name="P6" text:outline-level="1">Student Feedback Templates</text:h>
        <text:p text:style-name="P7">#5 should be 0.18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01:32:32.349000000</meta:creation-date>
    <meta:editing-duration>PT35S</meta:editing-duration>
    <meta:editing-cycles>2</meta:editing-cycles>
    <meta:generator>LibreOffice/24.8.2.1$Windows_X86_64 LibreOffice_project/0f794b6e29741098670a3b95d60478a65d05ef13</meta:generator>
    <dc:title>Area</dc:title>
    <dc:date>2024-11-18T01:43:36.305000000</dc:date>
    <meta:document-statistic meta:table-count="0" meta:image-count="0" meta:object-count="0" meta:page-count="1" meta:paragraph-count="15" meta:word-count="59" meta:character-count="391" meta:non-whitespace-character-count="345"/>
    <meta:template xlink:type="simple" xlink:actuate="onRequest" xlink:title="Homework Assignment" xlink:href="../../../../../../AppData/Roaming/LibreOffice/4/user/template/Homework%20Assignment.ott" meta:date="2024-11-18T01:32:28.686000000"/>
  </office:meta>
</office:document-meta>
</file>